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6122" officeooo:paragraph-rsid="000a6122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fo:font-weight="bold" officeooo:rsid="000a6122" officeooo:paragraph-rsid="000a612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bg" fo:country="BG" fo:font-weight="bold" officeooo:rsid="000a6122" officeooo:paragraph-rsid="000a6122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bg" fo:country="BG" officeooo:rsid="000a6122" officeooo:paragraph-rsid="000a6122"/>
    </style:style>
    <style:style style:name="P5" style:family="paragraph" style:parent-style-name="Standard">
      <style:text-properties fo:color="#336600" officeooo:paragraph-rsid="000a6122"/>
    </style:style>
    <style:style style:name="P6" style:family="paragraph" style:parent-style-name="Standard">
      <style:text-properties fo:color="#336600" fo:language="bg" fo:country="BG" officeooo:rsid="000a6122" officeooo:paragraph-rsid="000a6122"/>
    </style:style>
    <style:style style:name="P7" style:family="paragraph" style:parent-style-name="Standard">
      <style:text-properties fo:color="#336600" style:font-name="Calibri" officeooo:paragraph-rsid="000a6122"/>
    </style:style>
    <style:style style:name="P8" style:family="paragraph" style:parent-style-name="Standard">
      <style:text-properties fo:color="#336600" style:font-name="Calibri" officeooo:rsid="000a6122" officeooo:paragraph-rsid="000a6122"/>
    </style:style>
    <style:style style:name="P9" style:family="paragraph" style:parent-style-name="Standard">
      <style:text-properties fo:color="#336600" fo:language="bg" fo:country="BG" officeooo:rsid="000a6122" officeooo:paragraph-rsid="000a6122"/>
    </style:style>
    <style:style style:name="P10" style:family="paragraph" style:parent-style-name="Standard">
      <style:text-properties fo:color="#669933" fo:language="bg" fo:country="BG" officeooo:rsid="000a6122" officeooo:paragraph-rsid="000a6122"/>
    </style:style>
    <style:style style:name="P11" style:family="paragraph" style:parent-style-name="Standard">
      <style:text-properties fo:color="#669933" fo:language="bg" fo:country="BG" officeooo:rsid="000a6122" officeooo:paragraph-rsid="0014f042"/>
    </style:style>
    <style:style style:name="P12" style:family="paragraph" style:parent-style-name="Standard">
      <style:text-properties fo:language="bg" fo:country="BG" officeooo:rsid="000a6122" officeooo:paragraph-rsid="0014f042"/>
    </style:style>
    <style:style style:name="P13" style:family="paragraph" style:parent-style-name="Standard">
      <style:text-properties fo:language="bg" fo:country="BG" officeooo:rsid="000a6122" officeooo:paragraph-rsid="001616e6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0a6122"/>
    </style:style>
    <style:style style:name="T3" style:family="text">
      <style:text-properties style:font-name="Calibri"/>
    </style:style>
    <style:style style:name="T4" style:family="text">
      <style:text-properties fo:color="#669933"/>
    </style:style>
    <style:style style:name="T5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rays</text:p>
      <text:p text:style-name="P1"/>
      <text:p text:style-name="P1">01.<text:span text:style-name="T1">От лекцията: </text:span>Напишете програма, <text:s/>която пълни двумерен масив с размер 4х4. Пълненето става класически (хоризонтално). <text:s/>Обходете повторно матрицата и умножете всички нечетни числа по 2, така че всички числа да станат четни или 0.</text:p>
      <text:p text:style-name="P1"/>
      <text:p text:style-name="P3">Домашно</text:p>
      <text:p text:style-name="P1"/>
      <text:p text:style-name="P5"><text:span text:style-name="T2">01.</text:span><text:span text:style-name="T3">Прекопирайте един масив от цели числа в друг масив. </text:span></text:p>
      <text:p text:style-name="P7"/>
      <text:p text:style-name="P8">02.Напишете програма, която обръща стойностите на един масив.</text:p>
      <text:p text:style-name="P8"/>
      <text:p text:style-name="P8">03.Напишете програма, която проверява дали един масив е симетричен.</text:p>
      <text:p text:style-name="P8"/>
      <text:p text:style-name="P6">04.Напишете програма, която намира сбора на всичките четни елементи в масив.</text:p>
      <text:p text:style-name="P4"/>
      <text:p text:style-name="P6">05.Напишете програма, която попълва числата на Фибоначи в масив. Потребител въвежда колко да е голям масива.</text:p>
      <text:p text:style-name="P6"/>
      <text:p text:style-name="P6">06.Напишете програма, която създава масив с 10 елемента от целочислен тип и инициализира елементите със стойност индекса <text:s/>умножен по 10.</text:p>
      <text:p text:style-name="P4"/>
      <text:p text:style-name="P10">07.Напишете програма, която търси число в масив от числа и връща индекса на първото намерено число.</text:p>
      <text:p text:style-name="P10"/>
      <text:p text:style-name="P10">08.Да се напише програма, която чете два масива от конзолата и проверява дали са еднакви.</text:p>
      <text:p text:style-name="P10"/>
      <text:p text:style-name="P10">09.Напишете програма, която намира най-често срещания елемент в масив. Нека максималната стойност на елементите в масива да е 100.</text:p>
      <text:p text:style-name="P10"><text:s/>Пример: {4, 1, 1, 4, 2, 3, 4, 4, 1, 2, 4, 9, 3} -&gt; 4 (среща се 5 пъти).</text:p>
      <text:p text:style-name="P4"/>
      <text:p text:style-name="P4"><text:span text:style-name="T4">10.Напишете програма, която попълва квадратна матрица: първо вертикално, след това хоризонтално. Потребителя въвежда размерност на матрицата.</text:span></text:p>
      <text:p text:style-name="P12"><text:tab/><text:span text:style-name="T4">пример: <text:s/></text:span></text:p>
      <text:p text:style-name="P11"><text:tab/><text:tab/> <text:s/>1<text:tab/>5 <text:tab/>8<text:tab/>13</text:p>
      <text:p text:style-name="P10"><text:tab/><text:tab/> <text:s/>2<text:tab/>6<text:tab/>10<text:tab/>14</text:p>
      <text:p text:style-name="P10"><text:tab/><text:tab/> <text:s/>3<text:tab/>7<text:tab/>11<text:tab/>15</text:p>
      <text:p text:style-name="P10"><text:tab/><text:tab/> <text:s/>4<text:tab/>8<text:tab/>12<text:tab/>16</text:p>
      <text:p text:style-name="P10"/>
      <text:p text:style-name="P4">11.Напишете програма, която попълва квадратна матрица спираловидно по посока на часовниковата страна. Потребителя въвежда размерност на матрицата.</text:p>
      <text:p text:style-name="P13"><text:tab/>пример: <text:s/></text:p>
      <text:p text:style-name="P13"/>
      <text:p text:style-name="P13"><text:tab/><text:tab/> <text:s/>1<text:tab/>2 <text:tab/>3<text:tab/><text:span text:style-name="T5">4</text:span></text:p>
      <text:p text:style-name="P4"><text:tab/><text:tab/> <text:span text:style-name="T5">12</text:span><text:tab/>13<text:tab/>14<text:tab/>5</text:p>
      <text:p text:style-name="P4"><text:tab/><text:tab/> 11<text:tab/>16<text:tab/>15<text:tab/>6</text:p>
      <text:p text:style-name="P4"><text:tab/><text:tab/> <text:span text:style-name="T5">10</text:span><text:tab/>9<text:tab/>8<text:tab/><text:span text:style-name="T5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00:27:29.666000000</meta:creation-date>
    <dc:date>2017-01-03T12:57:36.557000000</dc:date>
    <meta:editing-duration>P4DT1H58M9S</meta:editing-duration>
    <meta:editing-cycles>5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25" meta:word-count="246" meta:character-count="1544" meta:non-whitespace-character-count="1281"/>
  </office:meta>
</office:document-meta>
</file>